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public.school_boards definition</text:p>
      <text:p text:style-name="Standard"/>
      <text:p text:style-name="Standard">-- Drop table</text:p>
      <text:p text:style-name="Standard"/>
      <text:p text:style-name="Standard">-- DROP TABLE public.school_boards;</text:p>
      <text:p text:style-name="Standard"/>
      <text:p text:style-name="Standard">CREATE TABLE public.school_boards (</text:p>
      <text:p text:style-name="Standard"><text:tab/>id int4 NOT NULL DEFAULT nextval('school_board_id_seq'::regclass),</text:p>
      <text:p text:style-name="Standard"><text:tab/>"name" varchar(255) NOT NULL,</text:p>
      <text:p text:style-name="Standard"><text:tab/>CONSTRAINT school_board_pk PRIMARY KEY (id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public.student_grades definition</text:p>
      <text:p text:style-name="Standard"/>
      <text:p text:style-name="Standard">-- Drop table</text:p>
      <text:p text:style-name="Standard"/>
      <text:p text:style-name="Standard">-- DROP TABLE public.student_grades;</text:p>
      <text:p text:style-name="Standard"/>
      <text:p text:style-name="Standard">CREATE TABLE public.student_grades (</text:p>
      <text:p text:style-name="Standard"><text:tab/>id int4 NOT NULL DEFAULT nextval('school_grade_id_seq'::regclass),</text:p>
      <text:p text:style-name="Standard"><text:tab/>student_id int4 NOT NULL,</text:p>
      <text:p text:style-name="Standard"><text:tab/>grade int4 NOT NULL,</text:p>
      <text:p text:style-name="Standard"><text:tab/>CONSTRAINT school_grade_pk PRIMARY KEY (id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public.students definition</text:p>
      <text:p text:style-name="Standard"/>
      <text:p text:style-name="Standard">-- Drop table</text:p>
      <text:p text:style-name="Standard"/>
      <text:p text:style-name="Standard">-- DROP TABLE public.students;</text:p>
      <text:p text:style-name="Standard"/>
      <text:p text:style-name="Standard">CREATE TABLE public.students (</text:p>
      <text:p text:style-name="Standard"><text:tab/>id serial NOT NULL,</text:p>
      <text:p text:style-name="Standard"><text:tab/>"name" varchar(255) NOT NULL,</text:p>
      <text:p text:style-name="Standard"><text:tab/>school_board_id int4 NOT NULL,</text:p>
      <text:p text:style-name="Standard"><text:tab/>CONSTRAINT students_pk PRIMARY KEY (id)</text:p>
      <text:p text:style-name="Standard">);</text:p>
      <text:p text:style-name="Standard"/>
      <text:p text:style-name="Standard"/>
      <text:p text:style-name="Standard">-- public.students foreign keys</text:p>
      <text:p text:style-name="Standard"/>
      <text:p text:style-name="Standard"><text:soft-page-break/>ALTER TABLE public.students ADD CONSTRAINT students_fk FOREIGN KEY (school_board_id) REFERENCES school_boards(id);</text:p>
      <text:p text:style-name="Standard"/>
      <text:p text:style-name="Standard"/>
      <text:p text:style-name="Standard"/>
      <text:p text:style-name="Standard"/>
      <text:p text:style-name="Standard">-- public.users definition</text:p>
      <text:p text:style-name="Standard"/>
      <text:p text:style-name="Standard">-- Drop table</text:p>
      <text:p text:style-name="Standard"/>
      <text:p text:style-name="Standard">-- DROP TABLE public.users;</text:p>
      <text:p text:style-name="Standard"/>
      <text:p text:style-name="Standard">CREATE TABLE public.users (</text:p>
      <text:p text:style-name="Standard"><text:tab/>id serial NOT NULL,</text:p>
      <text:p text:style-name="Standard"><text:tab/>username varchar(255) NOT NULL,</text:p>
      <text:p text:style-name="Standard"><text:tab/>"password" varchar(255) NOT NULL,</text:p>
      <text:p text:style-name="Standard"><text:tab/>email varchar(255) NOT NULL,</text:p>
      <text:p text:style-name="Standard"><text:tab/>school_board_id int4 NOT NULL,</text:p>
      <text:p text:style-name="Standard"><text:tab/>CONSTRAINT users_pk PRIMARY KEY (id)</text:p>
      <text:p text:style-name="Standard">);</text:p>
      <text:p text:style-name="Standard"/>
      <text:p text:style-name="Standard"/>
      <text:p text:style-name="Standard">-- public.users foreign keys</text:p>
      <text:p text:style-name="Standard"/>
      <text:p text:style-name="Standard">ALTER TABLE public.users ADD CONSTRAINT users_fk FOREIGN KEY (school_board_id) REFERENCES school_boards(i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6:46:49.768787357</meta:creation-date>
    <dc:date>2020-10-25T16:48:15.172162606</dc:date>
    <meta:editing-duration>PT1M25S</meta:editing-duration>
    <meta:editing-cycles>1</meta:editing-cycles>
    <meta:document-statistic meta:table-count="0" meta:image-count="0" meta:object-count="0" meta:page-count="2" meta:paragraph-count="41" meta:word-count="166" meta:character-count="1324" meta:non-whitespace-character-count="1182"/>
    <meta:generator>LibreOffice/6.4.5.2$Linux_X86_64 LibreOffice_project/40$Build-2</meta:generator>
  </office:meta>
</office:document-meta>
</file>